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3cac7" draw:opacity="25%" draw:opacity-name="" draw:textarea-horizontal-align="justify" draw:textarea-vertical-align="middle" draw:auto-grow-height="false" fo:min-height="11.498cm" fo:min-width="18.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607cm" fo:min-width="4.579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607cm" fo:min-width="4.665cm" loext:decorative="fals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top" draw:auto-grow-height="false" fo:min-height="2.291cm" fo:min-width="7.756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575cm" fo:min-width="4.578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258cm" fo:min-width="4.53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top" draw:auto-grow-height="false" fo:min-height="7.055cm" fo:min-width="7.756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607cm" fo:min-width="4.53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2.922cm" fo:min-width="7.756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202cm" fo:min-width="4.58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777cm" fo:min-width="4.579cm" loext:decorative="false"/>
      <style:paragraph-properties style:writing-mode="lr-tb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top" draw:auto-grow-height="false" fo:min-height="5.231cm" fo:min-width="7.756cm" loext:decorative="false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P1" style:family="paragraph">
      <loext:graphic-properties draw:fill="solid" draw:fill-color="#b3cac7" draw:opacity="2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1.748cm" svg:x="1cm" svg:y="6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79cm" svg:height="2.857cm" svg:x="1cm" svg:y="1.25cm">
          <text:p text:style-name="P2">Original OS 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5.165cm" svg:height="2.857cm" svg:x="14.835cm" svg:y="1.25cm">
          <text:p text:style-name="P2">Fleetsie OS imag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4" draw:layer="layout" draw:type="line" svg:x1="6.079cm" svg:y1="2.678cm" svg:x2="14.835cm" svg:y2="2.678cm" draw:start-shape="id1" draw:end-shape="id2" draw:end-glue-point="3" svg:d="M6079 2678h8756" svg:viewBox="0 0 8757 1">
          <text:p text:style-name="P3"><text:span text:style-name="T1">fleetsiemod</text:span><text:span text:style-name="T1"><text:line-break/></text:span><text:span text:style-name="T1"><text:line-break/></text:span><text:span text:style-name="T1"/></text:p>
        </draw:connector>
        <draw:custom-shape draw:style-name="gr5" draw:text-style-name="P7" draw:layer="layout" svg:width="8.255cm" svg:height="2.878cm" svg:x="6.397cm" svg:y="3.202cm">
          <text:p text:style-name="P5"><text:span text:style-name="T2">On SD card in PC:</text:span></text:p>
          <text:list text:style-name="L1">
            <text:list-item>
              <text:p text:style-name="P5"><text:span text:style-name="T3">Install fleetsie-provision.service, fleetsie_provision script</text:span></text:p>
            </text:list-item>
            <text:list-item>
              <text:p text:style-name="P6"><text:span text:style-name="T3">enable fleetsie-provision.service</text:span></text:p>
              <text:p text:style-name="P6"><text:span text:style-name="T3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" draw:layer="layout" svg:width="5.078cm" svg:height="5.825cm" svg:x="1cm" svg:y="18.352cm">
          <text:p text:style-name="P2">Device w/ Fleetsie OS on SD card + Fleetsie USB provisioning dr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5.03cm" svg:height="5.508cm" svg:x="14.97cm" svg:y="18.352cm">
          <text:p text:style-name="P2">Device now member of fleet.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6" draw:layer="layout" svg:width="8.255cm" svg:height="8.274cm" svg:x="6.397cm" svg:y="20.303cm">
          <text:list text:style-name="L1">
            <text:list-item>
              <text:p text:style-name="P6"><text:span text:style-name="T3">Find fleetsie files on USB drive</text:span></text:p>
            </text:list-item>
            <text:list-item>
              <text:p text:style-name="P6"><text:span text:style-name="T3">Attach to local Wifi using credentials in wifi.txt</text:span></text:p>
            </text:list-item>
            <text:list-item>
              <text:p text:style-name="P6"><text:span text:style-name="T3">Run </text:span><text:span text:style-name="T4">fleetsieauth</text:span><text:span text:style-name="T3"> on fleet server using fleet credentials from fleet.txt</text:span></text:p>
            </text:list-item>
            <text:list-item>
              <text:p text:style-name="P6"><text:span text:style-name="T3">Save device credentials from server on device</text:span></text:p>
            </text:list-item>
            <text:list-item>
              <text:p text:style-name="P6"><text:span text:style-name="T3">Create /opt/fleetsie directory on device for fleetsie-specific items</text:span></text:p>
            </text:list-item>
            <text:list-item>
              <text:p text:style-name="P6"><text:span text:style-name="T3">Install and enable the ssh-tunnel service</text:span></text:p>
            </text:list-item>
            <text:list-item>
              <text:p text:style-name="P6"><text:span text:style-name="T3">customize device using setup script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2" draw:layer="layout" svg:width="5.03cm" svg:height="2.857cm" svg:x="14.97cm" svg:y="7.75cm">
          <text:p text:style-name="P2">Fleet Inventory on Serv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6" draw:layer="layout" svg:width="8.255cm" svg:height="3.593cm" svg:x="6.396cm" svg:y="6.602cm">
          <text:p text:style-name="P6"><text:span text:style-name="T2">On Fleet Server:</text:span></text:p>
          <text:list text:style-name="L1">
            <text:list-item>
              <text:p text:style-name="P6"><text:span text:style-name="T3">Create /home/fleetsie_FLEET</text:span></text:p>
            </text:list-item>
            <text:list-item>
              <text:p text:style-name="P6"><text:span text:style-name="T3">Generate ssh keys for N devices</text:span></text:p>
            </text:list-item>
            <text:list-item>
              <text:p text:style-name="P6"><text:span text:style-name="T3">Generate N one-time-passwords in database</text:span></text:p>
            </text:list-item>
            <text:list-item>
              <text:p text:style-name="P6"><text:span text:style-name="T3">Allocate N tunnel ports</text:span></text:p>
              <text:p text:style-name="P6"><text:span text:style-name="T3"/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draw:layer="layout" svg:width="5.08cm" svg:height="3.452cm" svg:x="14.97cm" svg:y="11.2cm">
          <text:p text:style-name="P2">Fleetsie USB drive for provisioning devic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2" draw:layer="layout" svg:width="5.079cm" svg:height="4.027cm" svg:x="1cm" svg:y="9.28cm">
          <text:list text:style-name="L1">
            <text:list-header>
              <text:p text:style-name="P2"><text:span text:style-name="T1">fleetsiegen</text:span></text:p>
            </text:list-header>
            <text:list-item>
              <text:p text:style-name="P8"><text:span text:style-name="T3">run on PC</text:span></text:p>
            </text:list-item>
            <text:list-item>
              <text:p text:style-name="P8"><text:span text:style-name="T3">uses ssh fleetsieadmin@FLEET_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9" draw:layer="layout" svg:x1="6.08cm" svg:y1="10.607cm" svg:x2="14.97cm" svg:y2="10.607cm">
          <text:p/>
        </draw:line>
        <draw:line draw:style-name="gr14" draw:text-style-name="P9" draw:layer="layout" svg:x1="6.08cm" svg:y1="11.242cm" svg:x2="14.97cm" svg:y2="11.242cm">
          <text:p/>
        </draw:line>
        <draw:custom-shape draw:style-name="gr15" draw:text-style-name="P6" draw:layer="layout" svg:width="8.255cm" svg:height="6.208cm" svg:x="6.396cm" svg:y="11.702cm">
          <text:p text:style-name="P6"><text:span text:style-name="T2">On USB drive attached to PC:</text:span></text:p>
          <text:list text:style-name="L1">
            <text:list-item>
              <text:p text:style-name="P6"><text:span text:style-name="T3">Create wifi.txt file with ESSIDs, passphrases on alternating lines</text:span></text:p>
            </text:list-item>
            <text:list-item>
              <text:p text:style-name="P6"><text:span text:style-name="T3">Copy OTPs to database otp.sqlite</text:span></text:p>
            </text:list-item>
            <text:list-item>
              <text:p text:style-name="P6"><text:span text:style-name="T3">Create fleet.txt, with fleet name, hostname, and known_host entry for ssh</text:span></text:p>
            </text:list-item>
            <text:list-item>
              <text:p text:style-name="P6"><text:span text:style-name="T3">add custom user script and files</text:span></text:p>
            </text:list-item>
          </text:list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6" draw:text-style-name="P4" draw:layer="layout" svg:x1="6.08cm" svg:y1="19.732cm" svg:x2="14.97cm" svg:y2="19.732cm">
          <text:p text:style-name="P2"><text:span text:style-name="T1">fleetsieprovision</text:span><text:span text:style-name="T1"><text:line-break/></text:span><text:span text:style-name="T1"><text:line-break/></text:span><text:span text:style-name="T1"/></text:p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09:40:51.887579738</meta:creation-date>
    <dc:date>2025-08-06T11:28:03.918554551</dc:date>
    <meta:editing-duration>PT32M44S</meta:editing-duration>
    <meta:editing-cycles>8</meta:editing-cycles>
    <meta:generator>LibreOffice/24.2.7.2$Linux_X86_64 LibreOffice_project/420$Build-2</meta:generator>
    <meta:document-statistic meta:object-count="16"/>
  </office:meta>
</office:document-meta>
</file>